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Calibri" officeooo:rsid="0007ec9d" officeooo:paragraph-rsid="0007ec9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Calibri" officeooo:rsid="000881a4" officeooo:paragraph-rsid="000881a4"/>
    </style:style>
    <style:style style:name="P3" style:family="paragraph" style:parent-style-name="Standard">
      <style:paragraph-properties fo:text-align="center" style:justify-single-word="false"/>
      <style:text-properties fo:color="#ff4000" loext:opacity="100%" style:font-name="Calibri" officeooo:rsid="0007ec9d" officeooo:paragraph-rsid="0007ec9d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loext:opacity="100%" style:font-name="Calibri" officeooo:rsid="000881a4" officeooo:paragraph-rsid="000881a4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loext:opacity="100%" style:font-name="Calibri" officeooo:rsid="000881a4" officeooo:paragraph-rsid="001d4765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loext:opacity="100%" style:font-name="Calibri" officeooo:rsid="0013b795" officeooo:paragraph-rsid="0013b795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e3230" officeooo:paragraph-rsid="00092fa9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e3230" officeooo:paragraph-rsid="0016ff75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e3230" officeooo:paragraph-rsid="00176eea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e3230" officeooo:paragraph-rsid="000a5f4b"/>
    </style:style>
    <style:style style:name="P11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e3230" officeooo:paragraph-rsid="0018dd89"/>
    </style:style>
    <style:style style:name="P12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e3230" officeooo:paragraph-rsid="001bbc94"/>
    </style:style>
    <style:style style:name="P13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13b795" officeooo:paragraph-rsid="0013b795"/>
    </style:style>
    <style:style style:name="P14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13b795" officeooo:paragraph-rsid="00176a8f"/>
    </style:style>
    <style:style style:name="P15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13b795" officeooo:paragraph-rsid="00176eea"/>
    </style:style>
    <style:style style:name="P16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13b795" officeooo:paragraph-rsid="0018dd89"/>
    </style:style>
    <style:style style:name="P17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13b795" officeooo:paragraph-rsid="001bbc94"/>
    </style:style>
    <style:style style:name="P18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1e39d1" officeooo:paragraph-rsid="000a5f4b"/>
    </style:style>
    <style:style style:name="P19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a5f4b" officeooo:paragraph-rsid="000a5f4b"/>
    </style:style>
    <style:style style:name="P20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92fa9" officeooo:paragraph-rsid="000ba6eb"/>
    </style:style>
    <style:style style:name="P21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1bbc94" officeooo:paragraph-rsid="001bbc94"/>
    </style:style>
    <style:style style:name="P22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ba6eb" officeooo:paragraph-rsid="000ba6eb"/>
    </style:style>
    <style:style style:name="P23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ba6eb" officeooo:paragraph-rsid="001bbc94"/>
    </style:style>
    <style:style style:name="P24" style:family="paragraph" style:parent-style-name="Standard" style:list-style-name="L1">
      <style:paragraph-properties fo:text-align="start" style:justify-single-word="false"/>
      <style:text-properties fo:color="#000000" loext:opacity="100%" style:font-name="Calibri" officeooo:rsid="001d4765" officeooo:paragraph-rsid="001d4765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Calibri" officeooo:rsid="000881a4" officeooo:paragraph-rsid="000881a4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0881a4"/>
    </style:style>
    <style:style style:name="T3" style:family="text">
      <style:text-properties fo:color="#000000" loext:opacity="100%" officeooo:rsid="00111aab"/>
    </style:style>
    <style:style style:name="T4" style:family="text">
      <style:text-properties officeooo:rsid="00092fa9"/>
    </style:style>
    <style:style style:name="T5" style:family="text">
      <style:text-properties officeooo:rsid="001e39d1"/>
    </style:style>
    <style:style style:name="T6" style:family="text">
      <style:text-properties officeooo:rsid="000a5f4b"/>
    </style:style>
    <style:style style:name="T7" style:family="text">
      <style:text-properties officeooo:rsid="001f5ec8"/>
    </style:style>
    <style:style style:name="T8" style:family="text">
      <style:text-properties officeooo:rsid="000ba6eb"/>
    </style:style>
    <style:style style:name="T9" style:family="text">
      <style:text-properties officeooo:rsid="000d9d13"/>
    </style:style>
    <style:style style:name="T10" style:family="text">
      <style:text-properties officeooo:rsid="000fff13"/>
    </style:style>
    <style:style style:name="T11" style:family="text">
      <style:text-properties officeooo:rsid="00111aab"/>
    </style:style>
    <style:style style:name="T12" style:family="text">
      <style:text-properties officeooo:rsid="0011fb7b"/>
    </style:style>
    <style:style style:name="T13" style:family="text">
      <style:text-properties officeooo:rsid="0012e4e2"/>
    </style:style>
    <style:style style:name="T14" style:family="text">
      <style:text-properties officeooo:rsid="0013b795"/>
    </style:style>
    <style:style style:name="T15" style:family="text">
      <style:text-properties officeooo:rsid="0016ff75"/>
    </style:style>
    <style:style style:name="T16" style:family="text">
      <style:text-properties officeooo:rsid="00176a8f"/>
    </style:style>
    <style:style style:name="T17" style:family="text">
      <style:text-properties officeooo:rsid="00176eea"/>
    </style:style>
    <style:style style:name="T18" style:family="text">
      <style:text-properties officeooo:rsid="0018dd89"/>
    </style:style>
    <style:style style:name="T19" style:family="text">
      <style:text-properties officeooo:rsid="0019d5b1"/>
    </style:style>
    <style:style style:name="T20" style:family="text">
      <style:text-properties officeooo:rsid="001b6407"/>
    </style:style>
    <style:style style:name="T21" style:family="text">
      <style:text-properties officeooo:rsid="001bbc94"/>
    </style:style>
    <style:style style:name="T22" style:family="text">
      <style:text-properties officeooo:rsid="001d4765"/>
    </style:style>
    <style:style style:name="T23" style:family="text">
      <style:text-properties officeooo:rsid="001f4d7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INCOLI DI INTEGRITA’</text:p>
      <text:list xml:id="list4037026987" text:style-name="L1">
        <text:list-item>
          <text:p text:style-name="P4">User<text:span text:style-name="T10">s</text:span>:</text:p>
          <text:list>
            <text:list-item>
              <text:p text:style-name="P25"><text:span text:style-name="T2">I</text:span><text:span text:style-name="T1">D-U </text:span><text:span text:style-name="T3">char(10) primary key</text:span></text:p>
            </text:list-item>
            <text:list-item>
              <text:p text:style-name="P4">Mail <text:span text:style-name="T11">varchar(50) </text:span>UNIQUE not null</text:p>
            </text:list-item>
            <text:list-item>
              <text:p text:style-name="P4">Telephone <text:s/><text:span text:style-name="T11">char(15) </text:span>UNIQUE</text:p>
            </text:list-item>
            <text:list-item>
              <text:p text:style-name="P4">Password <text:span text:style-name="T11">varchar(50) </text:span>not null</text:p>
            </text:list-item>
          </text:list>
        </text:list-item>
        <text:list-item>
          <text:p text:style-name="P24">UsrHubs:</text:p>
          <text:list>
            <text:list-item>
              <text:p text:style-name="P5">ID-<text:span text:style-name="T22">U</text:span> <text:span text:style-name="T11">char(10) primary key </text:span><text:span text:style-name="T22">foreign </text:span><text:span text:style-name="T23">k</text:span><text:span text:style-name="T22">ey</text:span></text:p>
            </text:list-item>
            <text:list-item>
              <text:p text:style-name="P5">ID-<text:span text:style-name="T22">H</text:span> <text:span text:style-name="T11">char(10) </text:span><text:span text:style-name="T22">foreign key</text:span></text:p>
            </text:list-item>
          </text:list>
        </text:list-item>
        <text:list-item>
          <text:p text:style-name="P5">Privates:</text:p>
          <text:list>
            <text:list-item>
              <text:p text:style-name="P6">ID-U char(10) primary key foreign key</text:p>
            </text:list-item>
            <text:list-item>
              <text:p text:style-name="P4">NameP <text:span text:style-name="T12">varchar(50) </text:span>not null</text:p>
            </text:list-item>
            <text:list-item>
              <text:p text:style-name="P4">SurnameP <text:span text:style-name="T12">varchar(50) </text:span>not null</text:p>
            </text:list-item>
            <text:list-item>
              <text:p text:style-name="P4">AccountingAd<text:span text:style-name="T13">d</text:span>ressP <text:span text:style-name="T12">varchar(50) </text:span>UNIQUE not null</text:p>
            </text:list-item>
          </text:list>
        </text:list-item>
        <text:list-item>
          <text:p text:style-name="P4">Entersprises:</text:p>
          <text:list>
            <text:list-item>
              <text:p text:style-name="P6">ID-U char(10) primary key foreign key</text:p>
            </text:list-item>
            <text:list-item>
              <text:p text:style-name="P7">VAT <text:span text:style-name="T14">char(11) </text:span><text:span text:style-name="T4">UNIQUE not null</text:span></text:p>
            </text:list-item>
            <text:list-item>
              <text:p text:style-name="P7">CompanyName <text:span text:style-name="T14">varchar(50) </text:span><text:span text:style-name="T4">UNIQUE not null</text:span></text:p>
            </text:list-item>
            <text:list-item>
              <text:p text:style-name="P7">AccountingAddressE <text:span text:style-name="T14">varchar(50)</text:span> <text:span text:style-name="T4">UNIQUE not null</text:span></text:p>
            </text:list-item>
          </text:list>
        </text:list-item>
        <text:list-item>
          <text:p text:style-name="P7">Boxes:</text:p>
          <text:list>
            <text:list-item>
              <text:p text:style-name="P13">ID-B char(10) primary key</text:p>
            </text:list-item>
            <text:list-item>
              <text:p text:style-name="P8">Size<text:span text:style-name="T4"> int</text:span><text:span text:style-name="T15">(5)</text:span><text:span text:style-name="T4"> UNSIGNED not null</text:span></text:p>
            </text:list-item>
            <text:list-item>
              <text:p text:style-name="P14">ID-<text:span text:style-name="T16">U</text:span> char(10) <text:span text:style-name="T16">foreign</text:span> key</text:p>
            </text:list-item>
            <text:list-item>
              <text:p text:style-name="P14">ID-<text:span text:style-name="T16">W</text:span> char(10) <text:span text:style-name="T16">foreign</text:span> key</text:p>
            </text:list-item>
          </text:list>
        </text:list-item>
        <text:list-item>
          <text:p text:style-name="P7">Wagons:</text:p>
          <text:list>
            <text:list-item>
              <text:p text:style-name="P15">ID-<text:span text:style-name="T16">W</text:span> char(10) <text:span text:style-name="T17">primary key</text:span></text:p>
            </text:list-item>
            <text:list-item>
              <text:p text:style-name="P9">CapacityW <text:span text:style-name="T4">int</text:span><text:span text:style-name="T17">(5) </text:span><text:span text:style-name="T4">UNSIGNED not null</text:span></text:p>
            </text:list-item>
            <text:list-item>
              <text:p text:style-name="P18">Seria<text:span text:style-name="T17">l</text:span>NumberW <text:span text:style-name="T17">int(10)</text:span></text:p>
            </text:list-item>
          </text:list>
        </text:list-item>
        <text:list-item>
          <text:p text:style-name="P19">Trains:</text:p>
          <text:list>
            <text:list-item>
              <text:p text:style-name="P15">ID-<text:span text:style-name="T17">T</text:span> char(10) <text:span text:style-name="T17">primary key</text:span></text:p>
            </text:list-item>
            <text:list-item>
              <text:p text:style-name="P9">Limit <text:span text:style-name="T4">int</text:span><text:span text:style-name="T17">(</text:span><text:span text:style-name="T20">5</text:span><text:span text:style-name="T17">)</text:span><text:span text:style-name="T4"> UNSIGNED not null</text:span></text:p>
            </text:list-item>
            <text:list-item>
              <text:p text:style-name="P10">DataTimeDeparture <text:span text:style-name="T6">DataTime</text:span><text:span text:style-name="T4"> not null</text:span></text:p>
            </text:list-item>
            <text:list-item>
              <text:p text:style-name="P9"><text:span text:style-name="T5">Seria</text:span><text:span text:style-name="T17">l</text:span><text:span text:style-name="T5">Number</text:span><text:span text:style-name="T7">T </text:span><text:span text:style-name="T17">int(10)</text:span></text:p>
            </text:list-item>
          </text:list>
        </text:list-item>
        <text:list-item>
          <text:p text:style-name="P19">Hubs:</text:p>
          <text:list>
            <text:list-item>
              <text:p text:style-name="P16">ID-<text:span text:style-name="T18">H</text:span> char(10) <text:span text:style-name="T17">primary key</text:span></text:p>
            </text:list-item>
            <text:list-item>
              <text:p text:style-name="P10">NameH <text:span text:style-name="T18">varchar(50) </text:span><text:span text:style-name="T6">UNIQUE not null</text:span></text:p>
            </text:list-item>
            <text:list-item>
              <text:p text:style-name="P11">CapacityH <text:span text:style-name="T4">int</text:span><text:span text:style-name="T18">(</text:span><text:span text:style-name="T19">5</text:span><text:span text:style-name="T18">)</text:span><text:span text:style-name="T4"> UNSIGNED not null</text:span></text:p>
            </text:list-item>
          </text:list>
        </text:list-item>
        <text:list-item>
          <text:p text:style-name="P20">Passes_by:</text:p>
          <text:list>
            <text:list-item>
              <text:p text:style-name="P17">ID-<text:span text:style-name="T21">T</text:span> char(10) <text:span text:style-name="T17">primary key </text:span><text:span text:style-name="T21">foreign key</text:span></text:p>
            </text:list-item>
            <text:list-item>
              <text:p text:style-name="P17">ID-<text:span text:style-name="T21">H</text:span> char(10) <text:span text:style-name="T17">primary key </text:span><text:span text:style-name="T21">foreign key</text:span></text:p>
            </text:list-item>
            <text:list-item>
              <text:p text:style-name="P21">primary key(ID-H, ID-T)</text:p>
            </text:list-item>
            <text:list-item>
              <text:p text:style-name="P12"><text:span text:style-name="T4">PassageNumber </text:span><text:span text:style-name="T8">int</text:span><text:span text:style-name="T21">(10)</text:span><text:span text:style-name="T8"> Unsigned not null</text:span></text:p>
            </text:list-item>
          </text:list>
        </text:list-item>
        <text:list-item>
          <text:p text:style-name="P22">Has:</text:p>
          <text:list>
            <text:list-item>
              <text:p text:style-name="P17">ID-<text:span text:style-name="T21">T</text:span> char(10) <text:span text:style-name="T17">primary key </text:span><text:span text:style-name="T21">foreign key</text:span></text:p>
            </text:list-item>
            <text:list-item>
              <text:p text:style-name="P17">ID-<text:span text:style-name="T21">W</text:span> char(10) <text:span text:style-name="T17">primary key </text:span><text:span text:style-name="T21">foreign key</text:span></text:p>
            </text:list-item>
            <text:list-item>
              <text:p text:style-name="P21">primary key(ID-W, ID-T)</text:p>
            </text:list-item>
            <text:list-item>
              <text:p text:style-name="P23">Entra int Unsigned not null</text:p>
            </text:list-item>
            <text:list-item>
              <text:p text:style-name="P23">Esce int Unsigned not null</text:p>
            </text:list-item>
            <text:list-item>
              <text:p text:style-name="P22"><text:span text:style-name="T8">E</text:span>ntra &lt;<text:span text:style-name="T9">=</text:span> Esce</text:p>
            </text:list-item>
          </text:list>
        </text:list-item>
      </text:list>
      <text:p text:style-name="P2"><text:soft-page-break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4T16:40:41.206000000</dc:date>
    <meta:editing-duration>PT54M40S</meta:editing-duration>
    <meta:editing-cycles>22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49" meta:word-count="232" meta:character-count="1292" meta:non-whitespace-character-count="1156"/>
  </office:meta>
</office:document-meta>
</file>